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>
      <style:text-properties officeooo:rsid="000e4611" officeooo:paragraph-rsid="000e4611"/>
    </style:style>
    <style:style style:name="P2" style:family="paragraph" style:parent-style-name="Text_20_body">
      <style:text-properties officeooo:rsid="000e4611" officeooo:paragraph-rsid="000e4611"/>
    </style:style>
    <style:style style:name="P3" style:family="paragraph" style:parent-style-name="Text_20_body">
      <style:text-properties officeooo:paragraph-rsid="000e4611"/>
    </style:style>
    <style:style style:name="P4" style:family="paragraph" style:list-style-name="L2"/>
    <style:style style:name="P5" style:family="paragraph" style:parent-style-name="Text_20_body" style:list-style-name="L2"/>
    <style:style style:name="P6" style:family="paragraph" style:parent-style-name="Text_20_body" style:list-style-name="L2">
      <style:text-properties officeooo:paragraph-rsid="000e4611"/>
    </style:style>
    <style:style style:name="T1" style:family="text">
      <style:text-properties officeooo:rsid="000e461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e4611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Back-end (+ un peu de front)</text:h>
      <text:h text:style-name="Heading_20_3" text:outline-level="3">1.1 Contexte du Projet</text:h>
      <text:p text:style-name="Text_20_body">Le projet Y’MUSIC vise à créer une plateforme collaborative permettant aux amateurs de musiques de se connecter, de partager des événements musicaux et de former des groupes pour participer ensemble à des concerts, festivals, et autres manifestations musicales.</text:p>
      <text:h text:style-name="Heading_20_3" text:outline-level="3">1.2 Technologies Utilisées</text:h>
      <text:p text:style-name="Text_20_body">Le développement du site a été réalisé en utilisant les technologies suivantes pour la partie back-end :</text:p>
      <text:p text:style-name="Text_20_body"><text:span text:style-name="Strong_20_Emphasis">PHP avec XAMPP :</text:span></text:p>
      <text:list xml:id="list3456049611" text:style-name="L2">
        <text:list-item>
          <text:list>
            <text:list-item>
              <text:p text:style-name="P5">PHP a été choisi comme langage principal pour la logique serveur.</text:p>
            </text:list-item>
            <text:list-item>
              <text:p text:style-name="P6">XAMPP a été utilisé comme environnement de développement, fournissant Apache pour le serveur web, MySQL pour la base de données, et PHP pour le traitement côté serveur.</text:p>
            </text:list-item>
          </text:list>
          <text:p text:style-name="P6"><text:span text:style-name="Strong_20_Emphasis">HTML et JavaScript :</text:span></text:p>
          <text:list text:continue-numbering="true">
            <text:list-item>
              <text:p text:style-name="P5">HTML a été utilisé pour la structure de la page.</text:p>
            </text:list-item>
            <text:list-item>
              <text:p text:style-name="P5">JavaScript a été intégré pour rendre le site interactif du côté client.</text:p>
            </text:list-item>
          </text:list>
        </text:list-item>
        <text:list-item>
          <text:p text:style-name="P5"><text:span text:style-name="Strong_20_Emphasis">MariaDB avec phpMyAdmin :</text:span></text:p>
          <text:list>
            <text:list-item>
              <text:p text:style-name="P5">La base de données a été gérée avec MariaDB, accessible et administrée via phpMyAdmin, offrant une interface conviviale pour la gestion des tables et des données.</text:p>
            </text:list-item>
          </text:list>
        </text:list-item>
      </text:list>
      <text:p text:style-name="P2">Le développement de la stylisation du site a été réalisé en utilisant cette fois ci des technologies suivantes :<text:line-break/></text:p>
      <text:p text:style-name="P2"><text:span text:style-name="Strong_20_Emphasis">Figma :</text:span></text:p>
      <text:list xml:id="list152359903037090" text:continue-numbering="true" text:style-name="L2">
        <text:list-item>
          <text:list>
            <text:list-item>
              <text:p text:style-name="P6"><text:span text:style-name="Strong_20_Emphasis"><text:span text:style-name="T3">Figma a été utilisé dans la création des maquettes du site.</text:span></text:span></text:p>
            </text:list-item>
          </text:list>
        </text:list-item>
      </text:list>
      <text:p text:style-name="P2"><text:span text:style-name="Strong_20_Emphasis">CSS :</text:span></text:p>
      <text:list xml:id="list152361199807150" text:continue-numbering="true" text:style-name="L2">
        <text:list-item>
          <text:list>
            <text:list-item>
              <text:p text:style-name="P6"><text:span text:style-name="Strong_20_Emphasis"><text:span text:style-name="T2">CSS a été employé pour le style et la mise en page.</text:span></text:span></text:p>
            </text:list-item>
          </text:list>
        </text:list-item>
      </text:list>
      <text:p text:style-name="P3"><text:span text:style-name="Strong_20_Emphasis"><text:span text:style-name="T1"><text:s text:c="4"/></text:span></text:span></text:p>
      <text:h text:style-name="Heading_20_2" text:outline-level="2">2. Architecture du Projet</text:h>
      <text:h text:style-name="Heading_20_3" text:outline-level="3">2.1 Structure du Code</text:h>
      <text:p text:style-name="P2">Le code du projet a été structuré de manière modulaire pour favoriser la maintenabilité et la lisibilité.Les fichiers sont regroupés en fonction de leur responsabilité, suivant le principe du Modèle-Vue-Contrôleur.Voici une brève présentation de la structure des fichiers :</text:p>
      <text:p text:style-name="P2"><text:soft-page-break/>C:.</text:p>
      <text:p text:style-name="P2">├───.dist</text:p>
      <text:p text:style-name="P2">├───Assets</text:p>
      <text:p text:style-name="P2">│ <text:s text:c="2"/>└───styles</text:p>
      <text:p text:style-name="P2">├───includes</text:p>
      <text:p text:style-name="P2">└───pages</text:p>
      <text:p text:style-name="P2"/>
      <text:h text:style-name="Heading_20_3" text:outline-level="3">2.2 Base de Données</text:h>
      <text:p text:style-name="Text_20_body">Présentez la structure de la base de données, les tables utilisées, ainsi que les relations entre elles. Décrivez également comment les opérations CRUD (Create, Read, Update, Delete) sont gérées.</text:p>
      <text:h text:style-name="Heading_20_2" text:outline-level="2">3. Fonctionnalités Principales</text:h>
      <text:h text:style-name="Heading_20_3" text:outline-level="3">3.1 Interface Utilisateur</text:h>
      <text:p text:style-name="Text_20_body">Montrez et décrivez les principales pages du site, en mettant l'accent sur l'expérience utilisateur. Expliquez comment les technologies front-end (HTML, CSS, JS) sont utilisées pour créer une interface conviviale.</text:p>
      <text:h text:style-name="Heading_20_3" text:outline-level="3">3.2 Fonctionnalités Dynamiques</text:h>
      <text:p text:style-name="Text_20_body">Détaillez les fonctionnalités côté serveur implémentées en PHP, en mettant en lumière les processus spécifiques, les algorithmes utilisés, etc.</text:p>
      <text:h text:style-name="Heading_20_3" text:outline-level="3">3.3 Intégration de JavaScript</text:h>
      <text:p text:style-name="Text_20_body">Expliquez comment JavaScript est utilisé pour améliorer l'interactivité du site, en détaillant les fonctionnalités côté client.</text:p>
      <text:h text:style-name="Heading_20_2" text:outline-level="2">4. Gestion de Projet</text:h>
      <text:h text:style-name="Heading_20_3" text:outline-level="3">4.1 Méthodologie de Développement</text:h>
      <text:p text:style-name="Text_20_body">Présentez la méthodologie de développement utilisée (par exemple, Scrum, Agile) et comment elle a été adaptée pour répondre aux besoins spécifiques du projet.</text:p>
      <text:h text:style-name="Heading_20_3" text:outline-level="3">4.2 Outils de Gestion de Projet</text:h>
      <text:p text:style-name="Text_20_body">Décrivez les outils utilisés pour la collaboration au sein de l'équipe, le suivi des problèmes, la gestion de versions, etc.</text:p>
      <text:h text:style-name="Heading_20_2" text:outline-level="2">5. Défis Rencontrés et Solutions</text:h>
      <text:p text:style-name="Text_20_body">Identifiez les défis majeurs rencontrés au cours du projet et expliquez comment ils ont été résolus. Cela peut inclure des problèmes techniques, des retards, des changements de portée, etc.</text:p>
      <text:h text:style-name="Heading_20_2" text:outline-level="2"><text:soft-page-break/>6. Conclusion</text:h>
      <text:p text:style-name="Text_20_body">Résumez les principaux enseignements tirés du projet, les réussites, et les points à améliorer pour de futurs projets similaires.</text:p>
      <text:h text:style-name="Heading_20_2" text:outline-level="2">7. Perspectives Futures</text:h>
      <text:p text:style-name="Text_20_body">Discutez des évolutions possibles du pr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4T14:27:45.087000000</meta:creation-date>
    <dc:date>2024-01-24T15:23:59.686000000</dc:date>
    <meta:editing-duration>PT56M16S</meta:editing-duration>
    <meta:editing-cycles>1</meta:editing-cycles>
    <meta:document-statistic meta:table-count="0" meta:image-count="0" meta:object-count="0" meta:page-count="3" meta:paragraph-count="48" meta:word-count="506" meta:character-count="3242" meta:non-whitespace-character-count="2785"/>
    <meta:generator>LibreOffice/7.4.2.3$Windows_X86_64 LibreOffice_project/382eef1f22670f7f4118c8c2dd222ec7ad009daf</meta:generator>
  </office:meta>
</office:document-meta>
</file>